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8.96mm" svg:y="73.24mm">
            <loext:p draw:notify-on-update-of-ranges="Sheet1.F13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2"/>
          <table:table-cell office:value-type="float" office:value="0.1719" calcext:value-type="float">
            <text:p>0.1719</text:p>
          </table:table-cell>
          <table:table-cell table:number-columns-repeated="2"/>
          <table:table-cell table:formula="of:=[.C13]" office:value-type="float" office:value="0.1719" calcext:value-type="float">
            <text:p>0.17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332" calcext:value-type="float">
            <text:p>0.2332</text:p>
          </table:table-cell>
          <table:table-cell table:formula="of:=[.C14]/[.C13]" office:value-type="float" office:value="1.3566026759744" calcext:value-type="float">
            <text:p>1.356602676</text:p>
          </table:table-cell>
          <table:table-cell/>
          <table:table-cell table:formula="of:=[.C14]" office:value-type="float" office:value="0.2332" calcext:value-type="float">
            <text:p>0.2332</text:p>
          </table:table-cell>
          <table:table-cell table:formula="of:=[.F14]/[.F13]" office:value-type="float" office:value="1.3566026759744" calcext:value-type="float">
            <text:p>1.356602676</text:p>
          </table:table-cell>
        </table:table-row>
        <table:table-row table:style-name="ro1">
          <table:table-cell table:number-columns-repeated="2"/>
          <table:table-cell office:value-type="float" office:value="0.2886" calcext:value-type="float">
            <text:p>0.2886</text:p>
          </table:table-cell>
          <table:table-cell table:formula="of:=[.C15]/[.C14]" office:value-type="float" office:value="1.23756432246998" calcext:value-type="float">
            <text:p>1.2375643225</text:p>
          </table:table-cell>
          <table:table-cell/>
          <table:table-cell table:formula="of:=[.C16]" office:value-type="float" office:value="0.323" calcext:value-type="float">
            <text:p>0.323</text:p>
          </table:table-cell>
          <table:table-cell table:formula="of:=[.F15]/[.F14]" office:value-type="float" office:value="1.38507718696398" calcext:value-type="float">
            <text:p>1.385077187</text:p>
          </table:table-cell>
        </table:table-row>
        <table:table-row table:style-name="ro1">
          <table:table-cell/>
          <table:table-cell table:formula="of:=[.C16]/[.C14]" office:value-type="float" office:value="1.38507718696398" calcext:value-type="float">
            <text:p>1.385077187</text:p>
          </table:table-cell>
          <table:table-cell office:value-type="float" office:value="0.323" calcext:value-type="float">
            <text:p>0.323</text:p>
          </table:table-cell>
          <table:table-cell table:formula="of:=[.C16]/[.C15]" office:value-type="float" office:value="1.11919611919612" calcext:value-type="float">
            <text:p>1.1191961192</text:p>
          </table:table-cell>
          <table:table-cell/>
          <table:table-cell table:formula="of:=[.C19]" office:value-type="float" office:value="0.4788" calcext:value-type="float">
            <text:p>0.4788</text:p>
          </table:table-cell>
          <table:table-cell table:formula="of:=[.F16]/[.F15]" office:value-type="float" office:value="1.48235294117647" calcext:value-type="float">
            <text:p>1.4823529412</text:p>
          </table:table-cell>
        </table:table-row>
        <table:table-row table:style-name="ro1">
          <table:table-cell table:number-columns-repeated="2"/>
          <table:table-cell office:value-type="float" office:value="0.3307" calcext:value-type="float">
            <text:p>0.3307</text:p>
          </table:table-cell>
          <table:table-cell table:formula="of:=[.C17]/[.C16]" office:value-type="float" office:value="1.02383900928793" calcext:value-type="float">
            <text:p>1.0238390093</text:p>
          </table:table-cell>
          <table:table-cell/>
          <table:table-cell table:formula="of:=[.C21]" office:value-type="float" office:value="0.6701" calcext:value-type="float">
            <text:p>0.6701</text:p>
          </table:table-cell>
          <table:table-cell table:formula="of:=[.F17]/[.F16]" office:value-type="float" office:value="1.39954051796157" calcext:value-type="float">
            <text:p>1.399540518</text:p>
          </table:table-cell>
        </table:table-row>
        <table:table-row table:style-name="ro1">
          <table:table-cell table:number-columns-repeated="2"/>
          <table:table-cell office:value-type="float" office:value="0.3951" calcext:value-type="float">
            <text:p>0.3951</text:p>
          </table:table-cell>
          <table:table-cell table:formula="of:=[.C18]/[.C17]" office:value-type="float" office:value="1.19473843362564" calcext:value-type="float">
            <text:p>1.1947384336</text:p>
          </table:table-cell>
          <table:table-cell/>
          <table:table-cell table:formula="of:=[.C22]" office:value-type="float" office:value="1" calcext:value-type="float">
            <text:p>1</text:p>
          </table:table-cell>
          <table:table-cell table:formula="of:=[.F18]/[.F17]" office:value-type="float" office:value="1.49231457991345" calcext:value-type="float">
            <text:p>1.4923145799</text:p>
          </table:table-cell>
        </table:table-row>
        <table:table-row table:style-name="ro1">
          <table:table-cell table:number-columns-repeated="2"/>
          <table:table-cell office:value-type="float" office:value="0.4788" calcext:value-type="float">
            <text:p>0.4788</text:p>
          </table:table-cell>
          <table:table-cell table:formula="of:=[.C19]/[.C18]" office:value-type="float" office:value="1.21184510250569" calcext:value-type="float">
            <text:p>1.2118451025</text:p>
          </table:table-cell>
          <table:table-cell/>
          <table:table-cell table:formula="of:=[.C23]" office:value-type="float" office:value="1.4923" calcext:value-type="float">
            <text:p>1.4923</text:p>
          </table:table-cell>
          <table:table-cell table:formula="of:=[.F19]/[.F18]" office:value-type="float" office:value="1.4923" calcext:value-type="float">
            <text:p>1.4923</text:p>
          </table:table-cell>
        </table:table-row>
        <table:table-row table:style-name="ro1">
          <table:table-cell table:number-columns-repeated="2"/>
          <table:table-cell office:value-type="float" office:value="0.505" calcext:value-type="float">
            <text:p>0.505</text:p>
          </table:table-cell>
          <table:table-cell table:formula="of:=[.C20]/[.C19]" office:value-type="float" office:value="1.0547201336675" calcext:value-type="float">
            <text:p>1.0547201337</text:p>
          </table:table-cell>
          <table:table-cell table:formula="of:=[.D20]*[.D19]" office:value-type="float" office:value="1.27815742849911" calcext:value-type="float">
            <text:p>1.2781574285</text:p>
          </table:table-cell>
          <table:table-cell table:formula="of:=[.C24]" office:value-type="float" office:value="2.2271" calcext:value-type="float">
            <text:p>2.2271</text:p>
          </table:table-cell>
          <table:table-cell table:formula="of:=[.F20]/[.F19]" office:value-type="float" office:value="1.49239429069222" calcext:value-type="float">
            <text:p>1.4923942907</text:p>
          </table:table-cell>
        </table:table-row>
        <table:table-row table:style-name="ro1">
          <table:table-cell table:number-columns-repeated="2"/>
          <table:table-cell office:value-type="float" office:value="0.6701" calcext:value-type="float">
            <text:p>0.6701</text:p>
          </table:table-cell>
          <table:table-cell table:formula="of:=[.C21]/[.C20]" office:value-type="float" office:value="1.32693069306931" calcext:value-type="float">
            <text:p>1.3269306931</text:p>
          </table:table-cell>
          <table:table-cell/>
          <table:table-cell table:formula="of:=[.C25]" office:value-type="float" office:value="3.3238" calcext:value-type="float">
            <text:p>3.3238</text:p>
          </table:table-cell>
          <table:table-cell table:formula="of:=[.F21]/[.F20]" office:value-type="float" office:value="1.49243410713484" calcext:value-type="float">
            <text:p>1.492434107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22]/[.C21]" office:value-type="float" office:value="1.49231457991345" calcext:value-type="float">
            <text:p>1.4923145799</text:p>
          </table:table-cell>
          <table:table-cell/>
          <table:table-cell table:formula="of:=[.C26]" office:value-type="float" office:value="4.8809" calcext:value-type="float">
            <text:p>4.8809</text:p>
          </table:table-cell>
          <table:table-cell table:formula="of:=[.F22]/[.F21]" office:value-type="float" office:value="1.46846982369577" calcext:value-type="float">
            <text:p>1.4684698237</text:p>
          </table:table-cell>
        </table:table-row>
        <table:table-row table:style-name="ro1">
          <table:table-cell table:number-columns-repeated="2"/>
          <table:table-cell office:value-type="float" office:value="1.4923" calcext:value-type="float">
            <text:p>1.4923</text:p>
          </table:table-cell>
          <table:table-cell table:formula="of:=[.C23]/[.C22]" office:value-type="float" office:value="1.4923" calcext:value-type="float">
            <text:p>1.49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271" calcext:value-type="float">
            <text:p>2.2271</text:p>
          </table:table-cell>
          <table:table-cell table:formula="of:=[.C24]/[.C23]" office:value-type="float" office:value="1.49239429069222" calcext:value-type="float">
            <text:p>1.4923942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238" calcext:value-type="float">
            <text:p>3.3238</text:p>
          </table:table-cell>
          <table:table-cell table:formula="of:=[.C25]/[.C24]" office:value-type="float" office:value="1.49243410713484" calcext:value-type="float">
            <text:p>1.49243410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8809" calcext:value-type="float">
            <text:p>4.8809</text:p>
          </table:table-cell>
          <table:table-cell table:formula="of:=[.C26]/[.C25]" office:value-type="float" office:value="1.46846982369577" calcext:value-type="float">
            <text:p>1.4684698237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10^0.166666" office:value-type="float" office:value="1.46779701446866" calcext:value-type="float">
            <text:p>1.4677970145</text:p>
          </table:table-cell>
          <table:table-cell table:number-columns-repeated="5"/>
        </table:table-row>
        <table:table-row table:style-name="ro1">
          <table:table-cell/>
          <table:table-cell table:formula="of:=[.B32]*[.B$32]" office:value-type="float" office:value="2.1544280756831" calcext:value-type="float">
            <text:p>2.1544280757</text:p>
          </table:table-cell>
          <table:table-cell table:number-columns-repeated="5"/>
        </table:table-row>
        <table:table-row table:style-name="ro1">
          <table:table-cell/>
          <table:table-cell table:formula="of:=[.B33]*[.B$32]" office:value-type="float" office:value="3.16226309737511" calcext:value-type="float">
            <text:p>3.1622630974</text:p>
          </table:table-cell>
          <table:table-cell table:number-columns-repeated="5"/>
        </table:table-row>
        <table:table-row table:style-name="ro1">
          <table:table-cell/>
          <table:table-cell table:formula="of:=[.B34]*[.B$32]" office:value-type="float" office:value="4.6415603332916" calcext:value-type="float">
            <text:p>4.6415603333</text:p>
          </table:table-cell>
          <table:table-cell table:number-columns-repeated="5"/>
        </table:table-row>
        <table:table-row table:style-name="ro1">
          <table:table-cell/>
          <table:table-cell table:formula="of:=[.B35]*[.B$32]" office:value-type="float" office:value="6.81286839968155" calcext:value-type="float">
            <text:p>6.8128683997</text:p>
          </table:table-cell>
          <table:table-cell table:number-columns-repeated="5"/>
        </table:table-row>
        <table:table-row table:style-name="ro1">
          <table:table-cell/>
          <table:table-cell table:formula="of:=[.B36]*[.B$32]" office:value-type="float" office:value="9.99990789702043" calcext:value-type="float">
            <text:p>9.999907897</text:p>
          </table:table-cell>
          <table:table-cell table:number-columns-repeated="5"/>
        </table:table-row>
        <table:table-row table:style-name="ro1">
          <table:table-cell/>
          <table:table-cell table:formula="of:=[.B37]*[.B$32]" office:value-type="float" office:value="14.6778349562081" calcext:value-type="float">
            <text:p>14.6778349562</text:p>
          </table:table-cell>
          <table:table-cell table:number-columns-repeated="5"/>
        </table:table-row>
        <table:table-row table:style-name="ro1">
          <table:table-cell/>
          <table:table-cell table:formula="of:=[.B38]*[.B$32]" office:value-type="float" office:value="21.544082327586" calcext:value-type="float">
            <text:p>21.5440823276</text:p>
          </table:table-cell>
          <table:table-cell table:number-columns-repeated="5"/>
        </table:table-row>
        <table:table-row table:style-name="ro1">
          <table:table-cell/>
          <table:table-cell table:formula="of:=[.B39]*[.B$32]" office:value-type="float" office:value="31.6223397198976" calcext:value-type="float">
            <text:p>31.6223397199</text:p>
          </table:table-cell>
          <table:table-cell table:number-columns-repeated="5"/>
        </table:table-row>
        <table:table-row table:style-name="ro1">
          <table:table-cell/>
          <table:table-cell table:formula="of:=[.B40]*[.B$32]" office:value-type="float" office:value="46.4151758313794" calcext:value-type="float">
            <text:p>46.4151758314</text:p>
          </table:table-cell>
          <table:table-cell table:number-columns-repeated="5"/>
        </table:table-row>
        <table:table-row table:style-name="ro1">
          <table:table-cell/>
          <table:table-cell table:formula="of:=[.B41]*[.B$32]" office:value-type="float" office:value="68.1280565113364" calcext:value-type="float">
            <text:p>68.12805651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20:39:28.138099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0:08:51.123749103</meta:creation-date>
    <dc:date>2017-02-22T20:44:44.012435124</dc:date>
    <meta:editing-duration>PT15M13S</meta:editing-duration>
    <meta:editing-cycles>2</meta:editing-cycles>
    <meta:generator>LibreOffice/5.1.4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F13:Sheet1.F22" svg:x="0.32cm" svg:y="0.18cm" svg:width="12.534cm" svg:height="8.64cm">
          <chartooo:coordinate-region svg:x="1.047cm" svg:y="0.38cm" svg:width="11.6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:Sheet1.F2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19">
                <text:p>0.1719</text:p>
                <draw:g>
                  <svg:desc>Sheet1.F1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88">
                <text:p>0.4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01">
                <text:p>0.6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23">
                <text:p>1.4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71">
                <text:p>2.2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238">
                <text:p>3.3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809">
                <text:p>4.8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